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2" svg:font-family="'Segoe UI'" style:font-adornments="Regular"/>
    <style:font-face style:name="Arial2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7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3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3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3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" style:family="graphic">
      <style:graphic-properties style:protect="size"/>
    </style:style>
    <style:style style:name="gr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7.4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9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00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34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12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18" style:family="graphic" style:parent-style-name="standard">
      <style:graphic-properties draw:stroke="none" svg:stroke-color="#000000" draw:fill="none" draw:fill-color="#ffffff" fo:min-height="3.55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8cm"/>
    </style:style>
    <style:style style:name="gr22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2.16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78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6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91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30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696cm"/>
    </style:style>
    <style:style style:name="gr29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96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50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7.509cm"/>
    </style:style>
    <style:style style:name="gr3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2-notes">
      <style:graphic-properties draw:fill-color="#ffffff" draw:auto-grow-height="true" fo:min-height="12.572cm"/>
    </style:style>
    <style:style style:name="pr2" style:family="presentation" style:parent-style-name="Default3-notes">
      <style:graphic-properties draw:fill-color="#ffffff" draw:auto-grow-height="true" fo:min-height="12.572cm"/>
    </style:style>
    <style:style style:name="pr3" style:family="presentation" style:parent-style-name="Default4-notes">
      <style:graphic-properties draw:fill-color="#ffffff" draw:auto-grow-height="true" fo:min-height="12.572cm"/>
    </style:style>
    <style:style style:name="pr4" style:family="presentation" style:parent-style-name="Default5-notes">
      <style:graphic-properties draw:fill-color="#ffffff" draw:auto-grow-height="true" fo:min-height="12.572cm"/>
    </style:style>
    <style:style style:name="pr5" style:family="presentation" style:parent-style-name="Default6-notes">
      <style:graphic-properties draw:fill-color="#ffffff" draw:auto-grow-height="true" fo:min-height="12.572cm"/>
    </style:style>
    <style:style style:name="pr6" style:family="presentation" style:parent-style-name="Default7-notes">
      <style:graphic-properties draw:fill-color="#ffffff" draw:auto-grow-height="true" fo:min-height="12.572cm"/>
    </style:style>
    <style:style style:name="pr7" style:family="presentation" style:parent-style-name="Default8-notes">
      <style:graphic-properties draw:fill-color="#ffffff" draw:auto-grow-height="true" fo:min-height="12.572cm"/>
    </style:style>
    <style:style style:name="pr8" style:family="presentation" style:parent-style-name="Default9-notes">
      <style:graphic-properties draw:fill-color="#ffffff" draw:auto-grow-height="true" fo:min-height="12.572cm"/>
    </style:style>
    <style:style style:name="pr9" style:family="presentation" style:parent-style-name="Default10-notes">
      <style:graphic-properties draw:fill-color="#ffffff" draw:auto-grow-height="true" fo:min-height="12.572cm"/>
    </style:style>
    <style:style style:name="pr10" style:family="presentation" style:parent-style-name="Default11-notes">
      <style:graphic-properties draw:fill-color="#ffffff" draw:auto-grow-height="true" fo:min-height="12.572cm"/>
    </style:style>
    <style:style style:name="pr11" style:family="presentation" style:parent-style-name="Default12-notes">
      <style:graphic-properties draw:fill-color="#ffffff" draw:auto-grow-height="true" fo:min-height="12.572cm"/>
    </style:style>
    <style:style style:name="pr12" style:family="presentation" style:parent-style-name="Default13-notes">
      <style:graphic-properties draw:fill-color="#ffffff" draw:auto-grow-height="true" fo:min-height="12.572cm"/>
    </style:style>
    <style:style style:name="pr13" style:family="presentation" style:parent-style-name="Default14-notes">
      <style:graphic-properties draw:fill-color="#ffffff" draw:auto-grow-height="true" fo:min-height="12.572cm"/>
    </style:style>
    <style:style style:name="pr14" style:family="presentation" style:parent-style-name="Default15-notes">
      <style:graphic-properties draw:fill-color="#ffffff" draw:auto-grow-height="true" fo:min-height="12.572cm"/>
    </style:style>
    <style:style style:name="pr15" style:family="presentation" style:parent-style-name="Default16-notes">
      <style:graphic-properties draw:fill-color="#ffffff" draw:auto-grow-height="true" fo:min-height="12.572cm"/>
    </style:style>
    <style:style style:name="pr16" style:family="presentation" style:parent-style-name="Default17-notes">
      <style:graphic-properties draw:fill-color="#ffffff" draw:auto-grow-height="true" fo:min-height="12.572cm"/>
    </style:style>
    <style:style style:name="pr17" style:family="presentation" style:parent-style-name="Default18-notes">
      <style:graphic-properties draw:fill-color="#ffffff" draw:auto-grow-height="true" fo:min-height="12.572cm"/>
    </style:style>
    <style:style style:name="pr18" style:family="presentation" style:parent-style-name="Default19-notes">
      <style:graphic-properties draw:fill-color="#ffffff" draw:auto-grow-height="true" fo:min-height="12.572cm"/>
    </style:style>
    <style:style style:name="pr19" style:family="presentation" style:parent-style-name="Default20-notes">
      <style:graphic-properties draw:fill-color="#ffffff" draw:auto-grow-height="true" fo:min-height="12.572cm"/>
    </style:style>
    <style:style style:name="pr20" style:family="presentation" style:parent-style-name="Default21-notes">
      <style:graphic-properties draw:fill-color="#ffffff" draw:auto-grow-height="true" fo:min-height="12.572cm"/>
    </style:style>
    <style:style style:name="pr21" style:family="presentation" style:parent-style-name="Default22-notes">
      <style:graphic-properties draw:fill-color="#ffffff" draw:auto-grow-height="true" fo:min-height="12.572cm"/>
    </style:style>
    <style:style style:name="pr22" style:family="presentation" style:parent-style-name="Default23-notes">
      <style:graphic-properties draw:fill-color="#ffffff" draw:auto-grow-height="true" fo:min-height="12.572cm"/>
    </style:style>
    <style:style style:name="pr23" style:family="presentation" style:parent-style-name="Default24-notes">
      <style:graphic-properties draw:fill-color="#ffffff" draw:auto-grow-height="true" fo:min-height="12.572cm"/>
    </style:style>
    <style:style style:name="pr24" style:family="presentation" style:parent-style-name="Default25-notes">
      <style:graphic-properties draw:fill-color="#ffffff" draw:auto-grow-height="true" fo:min-height="12.572cm"/>
    </style:style>
    <style:style style:name="pr25" style:family="presentation" style:parent-style-name="Default26-notes">
      <style:graphic-properties draw:fill-color="#ffffff" draw:auto-grow-height="true" fo:min-height="12.572cm"/>
    </style:style>
    <style:style style:name="pr26" style:family="presentation" style:parent-style-name="Default27-notes">
      <style:graphic-properties draw:fill-color="#ffffff" draw:auto-grow-height="true" fo:min-height="12.572cm"/>
    </style:style>
    <style:style style:name="pr27" style:family="presentation" style:parent-style-name="Default28-notes">
      <style:graphic-properties draw:fill-color="#ffffff" draw:auto-grow-height="true" fo:min-height="12.572cm"/>
    </style:style>
    <style:style style:name="pr28" style:family="presentation" style:parent-style-name="Default29-notes">
      <style:graphic-properties draw:fill-color="#ffffff" draw:auto-grow-height="true" fo:min-height="12.572cm"/>
    </style:style>
    <style:style style:name="pr29" style:family="presentation" style:parent-style-name="Default30-notes">
      <style:graphic-properties draw:fill-color="#ffffff" draw:auto-grow-height="true" fo:min-height="12.572cm"/>
    </style:style>
    <style:style style:name="pr30" style:family="presentation" style:parent-style-name="Default31-notes">
      <style:graphic-properties draw:fill-color="#ffffff" draw:auto-grow-height="true" fo:min-height="12.572cm"/>
    </style:style>
    <style:style style:name="pr31" style:family="presentation" style:parent-style-name="Default32-notes">
      <style:graphic-properties draw:fill-color="#ffffff" draw:auto-grow-height="true" fo:min-height="12.572cm"/>
    </style:style>
    <style:style style:name="pr32" style:family="presentation" style:parent-style-name="Default33-notes">
      <style:graphic-properties draw:fill-color="#ffffff" draw:auto-grow-height="true" fo:min-height="12.572cm"/>
    </style:style>
    <style:style style:name="pr33" style:family="presentation" style:parent-style-name="Default34-notes">
      <style:graphic-properties draw:fill-color="#ffffff" draw:auto-grow-height="true" fo:min-height="12.572cm"/>
    </style:style>
    <style:style style:name="pr34" style:family="presentation" style:parent-style-name="Default35-notes">
      <style:graphic-properties draw:fill-color="#ffffff" draw:auto-grow-height="true" fo:min-height="12.572cm"/>
    </style:style>
    <style:style style:name="pr35" style:family="presentation" style:parent-style-name="Default1_5f_-notes">
      <style:graphic-properties draw:fill-color="#ffffff" draw:auto-grow-height="true" fo:min-height="12.572cm"/>
    </style:style>
    <style:style style:name="pr36" style:family="presentation" style:parent-style-name="Default37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Segoe UI" fo:font-size="24pt" fo:text-shadow="none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 Semibold" fo:font-size="26pt" fo:text-shadow="none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8" style:family="paragraph">
      <style:paragraph-properties fo:margin-left="0.635cm" fo:margin-right="0cm" fo:margin-top="0cm" fo:margin-bottom="0cm" fo:line-height="100%" fo:text-indent="-0.635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10" style:family="paragraph">
      <style:paragraph-properties fo:margin-left="0.635cm" fo:margin-right="0cm" fo:margin-top="0cm" fo:margin-bottom="0cm" fo:line-height="100%" fo:text-align="center" fo:text-indent="-0.61cm" style:text-autospace="none"/>
    </style:style>
    <style:style style:name="P11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1cm" style:text-autospace="none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12" style:family="paragraph">
      <loext:graphic-properties draw:fill-color="#ffffff"/>
      <style:text-properties fo:font-size="26.3999996185303pt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14" style:family="paragraph">
      <style:paragraph-properties fo:margin-left="0.635cm" fo:margin-right="0cm" fo:margin-top="0cm" fo:margin-bottom="0cm" fo:line-height="100%" fo:text-indent="-0.635cm" style:text-autospace="none" style:writing-mode="lr-tb"/>
    </style:style>
    <style:style style:name="P15" style:family="paragraph">
      <style:paragraph-properties fo:margin-left="0cm" fo:margin-right="0cm" fo:margin-top="0cm" fo:margin-bottom="0cm" fo:line-height="100%" fo:text-indent="0cm" style:text-autospace="none" style:writing-mode="lr-tb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 Semibold" fo:font-size="28pt" fo:text-shadow="none" style:font-size-asian="28pt" style:font-size-complex="28pt"/>
    </style:style>
    <style:style style:name="P17" style:family="paragraph">
      <style:paragraph-properties fo:margin-left="0cm" fo:margin-right="0cm" fo:margin-top="0cm" fo:margin-bottom="0cm" fo:line-height="100%" fo:text-indent="0cm" style:text-autospace="none"/>
    </style:style>
    <style:style style:name="P18" style:family="paragraph">
      <style:paragraph-properties fo:margin-left="0.635cm" fo:margin-right="0cm" fo:margin-top="0cm" fo:margin-bottom="0cm" fo:line-height="100%" fo:text-indent="0cm" style:text-autospace="non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1pt" fo:text-shadow="none" style:font-size-asian="28pt" style:font-size-complex="28pt"/>
    </style:style>
    <style:style style:name="P20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0cm" style:text-autospace="none"/>
      <style:text-properties fo:color="#ffffff" style:font-name="Arial1" fo:font-size="21pt" fo:text-shadow="1pt 1pt" style:font-size-asian="28pt" style:font-size-complex="2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fo:font-size="21pt" fo:text-shadow="1pt 1pt" style:font-size-asian="28pt" style:font-size-complex="2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000000" style:font-name="Segoe UI1" fo:font-size="21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P23" style:family="paragraph">
      <loext:graphic-properties draw:fill="none" draw:fill-color="#ffffff"/>
      <style:paragraph-properties fo:margin-left="0.635cm" fo:margin-right="0cm" fo:margin-top="0cm" fo:margin-bottom="0cm" fo:line-height="100%" fo:text-indent="0cm" style:text-autospace="none"/>
      <style:text-properties fo:color="#000000" style:font-name="Segoe UI1" fo:font-size="21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P24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35cm" style:text-autospace="none"/>
      <style:text-properties fo:color="#ffffff" fo:font-size="21pt" fo:text-shadow="1pt 1pt" style:font-size-asian="28pt" style:font-size-complex="2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26" style:family="paragraph">
      <style:paragraph-properties fo:margin-left="0cm" fo:margin-right="0cm" fo:margin-top="0cm" fo:margin-bottom="0cm" fo:text-align="center" fo:text-indent="0cm" style:text-autospace="none"/>
      <style:text-properties style:font-name="Segoe UI Semi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 Semibold" fo:font-size="26pt" fo:text-shadow="1pt 1pt" fo:font-weight="bold" style:font-size-asian="26pt" style:font-weight-asian="bold" style:font-size-complex="26pt" style:font-weight-complex="bold"/>
    </style:style>
    <style:style style:name="P30" style:family="paragraph">
      <style:paragraph-properties fo:line-height="100%"/>
    </style:style>
    <style:style style:name="P31" style:family="paragraph">
      <loext:graphic-properties draw:fill="none" draw:fill-color="#ffffff"/>
      <style:paragraph-properties fo:line-height="100%"/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P32" style:family="paragraph">
      <loext:graphic-properties draw:fill="none" draw:fill-color="#ffffff"/>
      <style:text-properties fo:color="#ffffff" fo:font-size="54pt" style:font-size-asian="54pt" style:font-size-complex="54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1pt 1pt" fo:font-weight="bold" style:font-size-asian="28pt" style:font-style-asian="normal" style:font-weight-asian="bold" style:font-size-complex="28pt" style:font-style-complex="normal" style:font-weight-complex="bold"/>
    </style:style>
    <style:style style:name="P34" style:family="paragraph">
      <style:paragraph-properties fo:text-align="center"/>
      <style:text-properties style:font-name="Segoe UI Semibold"/>
    </style:style>
    <style:style style:name="P35" style:family="paragraph">
      <loext:graphic-properties draw:fill="none" draw:fill-color="#ffffff"/>
      <style:paragraph-properties fo:text-align="center"/>
      <style:text-properties style:font-name="Segoe UI Semibold" fo:font-size="28pt" fo:font-weight="bold" style:font-size-asian="28pt" style:font-weight-asian="bold" style:font-size-complex="28pt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9" style:family="paragraph">
      <style:paragraph-properties fo:margin-left="0cm" fo:margin-right="0cm" fo:margin-top="0cm" fo:margin-bottom="0cm" fo:text-indent="0cm" style:text-autospace="none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fo:font-size="21pt" fo:text-shadow="1pt 1pt" fo:font-weight="bold" style:font-size-asian="28pt" style:font-weight-asian="bold" style:font-size-complex="28pt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-0.635cm" style:text-autospace="none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21pt" fo:text-shadow="none" fo:font-weight="bold" style:font-size-asian="28pt" style:font-weight-asian="bold" style:font-size-complex="28pt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Arial1" fo:font-size="36pt" fo:text-shadow="1pt 1pt" fo:font-weight="bold" style:font-size-asian="36pt" style:font-weight-asian="bold" style:font-size-complex="36pt" style:font-weight-complex="bold"/>
    </style:style>
    <style:style style:name="P44" style:family="paragraph">
      <style:paragraph-properties fo:line-height="100%" fo:text-align="center"/>
    </style:style>
    <style:style style:name="P45" style:family="paragraph">
      <style:paragraph-properties fo:line-height="100%" fo:text-align="start"/>
    </style:style>
    <style:style style:name="P46" style:family="paragraph">
      <loext:graphic-properties draw:fill="none" draw:fill-color="#ffffff"/>
      <style:paragraph-properties fo:line-height="100%" fo:text-align="center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47" style:family="paragraph">
      <loext:graphic-properties draw:fill="none"/>
      <style:paragraph-properties fo:text-align="center"/>
    </style:style>
    <style:style style:name="P48" style:family="paragraph">
      <style:paragraph-properties fo:line-height="100%" fo:text-align="center"/>
      <style:text-properties style:font-name="Segoe UI Semibold"/>
    </style:style>
    <style:style style:name="P49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50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1pt" fo:text-shadow="none" fo:font-weight="bold" style:font-size-asian="28pt" style:font-weight-asian="bold" style:font-size-complex="28pt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 Semibold" fo:font-size="28pt" fo:text-shadow="1pt 1pt" fo:font-weight="bold" style:font-size-asian="28pt" style:font-weight-asian="bold" style:font-size-complex="28pt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1" fo:font-size="28pt" fo:text-shadow="none" fo:font-weight="bold" style:font-size-asian="28pt" style:font-weight-asian="bold" style:font-size-complex="28pt" style:font-weight-complex="bold"/>
    </style:style>
    <style:style style:name="P53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54" style:family="paragraph">
      <loext:graphic-properties draw:fill="none" draw:fill-color="#ffffff"/>
      <style:paragraph-properties fo:text-align="start"/>
      <style:text-properties style:font-name="Segoe UI Semibold" fo:font-size="20pt" style:text-underline-style="none" style:font-size-asian="20pt" style:font-size-complex="20pt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 Semibold" fo:font-size="28pt" style:text-underline-style="none" style:font-size-asian="28pt" style:font-size-complex="28pt"/>
    </style:style>
    <style:style style:name="T3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0000" style:font-name="Segoe UI Semibold" fo:font-size="10pt" fo:text-shadow="none" style:font-size-asian="10pt" style:font-size-complex="10pt"/>
    </style:style>
    <style:style style:name="T5" style:family="text"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T6" style:family="text">
      <style:text-properties fo:color="#000000" style:font-name="Segoe UI Semibold" fo:font-size="26pt" fo:font-style="italic" fo:text-shadow="none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7" style:family="text">
      <style:text-properties fo:color="#000000" style:font-name="Segoe UI" fo:font-size="26pt" fo:font-style="italic" fo:text-shadow="none" style:font-size-asian="26pt" style:font-style-asian="italic" style:font-size-complex="26pt" style:font-style-complex="italic"/>
    </style:style>
    <style:style style:name="T8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9" style:family="text">
      <style:text-properties fo:color="#000000" style:font-name="Segoe UI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10" style:family="text">
      <style:text-properties fo:color="#003d73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1" style:family="text">
      <style:text-properties fo:color="#000000" style:font-name="Segoe UI Semibold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12" style:family="text">
      <style:text-properties fo:color="#cc0000" style:font-name="Arial1" fo:font-size="24pt" fo:text-shadow="none" fo:font-weight="bold" style:font-name-asian="Arial2" style:font-size-asian="24pt" style:font-weight-asian="bold" style:font-name-complex="Arial2" style:font-size-complex="24pt" style:font-weight-complex="bold"/>
    </style:style>
    <style:style style:name="T13" style:family="text">
      <style:text-properties fo:color="#cc0000" style:font-name="Arial1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14" style:family="text">
      <style:text-properties fo:color="#000000" style:font-name="Segoe UI" fo:font-size="35pt" fo:text-shadow="none" fo:font-weight="bold" style:font-name-asian="Segoe UI1" style:font-size-asian="35pt" style:font-weight-asian="bold" style:font-name-complex="Segoe UI1" style:font-size-complex="35pt" style:font-weight-complex="bold"/>
    </style:style>
    <style:style style:name="T15" style:family="text">
      <style:text-properties fo:color="#003d73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6" style:family="text">
      <style:text-properties fo:color="#000000" style:font-name="Segoe UI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17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18" style:family="text">
      <style:text-properties fo:color="#000000" style:font-name="Segoe UI Semibold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19" style:family="text">
      <style:text-properties fo:color="#000000" style:font-name="Segoe UI" fo:font-size="32pt" fo:text-shadow="none" fo:font-weight="bold" style:font-name-asian="Arial2" style:font-size-asian="32pt" style:font-weight-asian="bold" style:font-name-complex="Arial2" style:font-size-complex="32pt" style:font-weight-complex="bold"/>
    </style:style>
    <style:style style:name="T20" style:family="text">
      <style:text-properties fo:color="#000000" style:font-name="Segoe UI Semibold" fo:font-size="36pt" fo:font-style="normal" fo:text-shadow="none" fo:font-weight="normal" style:font-name-asian="Segoe UI1" style:font-size-asian="36pt" style:font-style-asian="normal" style:font-weight-asian="normal" style:font-name-complex="Segoe UI1" style:font-size-complex="36pt" style:font-style-complex="normal" style:font-weight-complex="normal"/>
    </style:style>
    <style:style style:name="T21" style:family="text">
      <style:text-properties fo:color="#cc0000" style:font-name="Arial1" fo:font-size="24pt" fo:font-style="normal" fo:text-shadow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22" style:family="text">
      <style:text-properties fo:color="#000000" style:font-name="Segoe UI" fo:font-size="36pt" fo:font-style="normal" fo:text-shadow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23" style:family="text">
      <style:text-properties fo:color="#000000" style:font-name="Segoe UI" fo:font-size="36pt" fo:font-style="normal" fo:text-shadow="none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24" style:family="text">
      <style:text-properties fo:color="#cc0000" style:text-position="super 58%" style:font-name="Arial1" fo:font-size="36pt" fo:text-shadow="none" fo:font-weight="normal" style:font-name-asian="Arial2" style:font-size-asian="36pt" style:font-weight-asian="normal" style:font-name-complex="Arial2" style:font-size-complex="36pt" style:font-weight-complex="normal"/>
    </style:style>
    <style:style style:name="T25" style:family="text">
      <style:text-properties fo:color="#000000" style:text-position="super 58%" style:font-name="Segoe UI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26" style:family="text">
      <style:text-properties fo:color="#000000" style:text-position="super 58%" style:font-name="Segoe UI" fo:font-size="36pt" fo:text-shadow="none" fo:font-weight="normal" style:font-name-asian="Arial2" style:font-size-asian="36pt" style:font-weight-asian="normal" style:font-name-complex="Arial2" style:font-size-complex="36pt" style:font-weight-complex="normal"/>
    </style:style>
    <style:style style:name="T27" style:family="text">
      <style:text-properties fo:color="#cc0000" style:text-position="super 58%" style:font-name="Arial1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28" style:family="text">
      <style:text-properties fo:color="#ffffff" style:text-position="super 58%" style:font-name="Segoe UI" fo:font-size="36pt" fo:text-shadow="1pt 1pt" fo:font-weight="normal" style:font-name-asian="Arial2" style:font-size-asian="36pt" style:font-weight-asian="normal" style:font-name-complex="Arial2" style:font-size-complex="36pt" style:font-weight-complex="normal"/>
    </style:style>
    <style:style style:name="T29" style:family="text">
      <style:text-properties fo:color="#000000" style:font-name="Segoe UI1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T30" style:family="text">
      <style:text-properties fo:color="#cc0000" style:text-position="super 58%" style:font-name="Arial1" fo:font-size="36pt" fo:text-shadow="none" style:text-underline-style="none" fo:font-weight="normal" style:font-name-asian="Arial2" style:font-size-asian="36pt" style:font-weight-asian="normal" style:font-name-complex="Arial2" style:font-size-complex="36pt" style:font-weight-complex="normal"/>
    </style:style>
    <style:style style:name="T31" style:family="text">
      <style:text-properties fo:color="#ffffff" style:text-position="super 58%" style:font-name="Segoe UI" fo:font-size="36pt" fo:text-shadow="1pt 1pt" style:text-underline-style="none" fo:font-weight="normal" style:font-name-asian="Arial2" style:font-size-asian="36pt" style:font-weight-asian="normal" style:font-name-complex="Arial2" style:font-size-complex="36pt" style:font-weight-complex="normal"/>
    </style:style>
    <style:style style:name="T32" style:family="text">
      <style:text-properties fo:color="#cc0000" style:text-position="super 58%" style:font-name="Arial1" fo:font-size="36pt" style:font-size-asian="36pt" style:font-size-complex="36pt"/>
    </style:style>
    <style:style style:name="T33" style:family="text">
      <style:text-properties fo:color="#c5000b" style:text-position="super 58%" style:font-name="Segoe UI" fo:font-size="36pt" style:font-size-asian="36pt" style:font-size-complex="36pt"/>
    </style:style>
    <style:style style:name="T3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35" style:family="text">
      <style:text-properties fo:color="#cc0000" style:text-position="super 58%" style:font-name="Arial1" fo:font-size="36pt" fo:font-style="normal" fo:text-shadow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36" style:family="text">
      <style:text-properties fo:color="#000000" style:text-position="super 58%" style:font-name="Segoe UI Semibold" fo:font-size="36pt" fo:font-style="normal" fo:text-shadow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37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38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39" style:family="text">
      <style:text-properties fo:color="#000000" style:font-name="Segoe UI Semibold" fo:font-size="36pt" fo:text-shadow="none" fo:font-weight="normal" style:font-size-asian="36pt" style:font-weight-asian="normal" style:font-size-complex="36pt" style:font-weight-complex="normal"/>
    </style:style>
    <style:style style:name="T40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name-asian="Segoe UI1" style:font-size-asian="28pt" style:font-style-asian="normal" style:font-weight-asian="bold" style:font-name-complex="Segoe UI1" style:font-size-complex="28pt" style:font-style-complex="normal" style:font-weight-complex="bold"/>
    </style:style>
    <style:style style:name="T41" style:family="text">
      <style:text-properties style:font-name="Segoe UI Semibol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2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3" style:family="text">
      <style:text-properties fo:color="#000000" style:font-name="Segoe UI Semibold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44" style:family="text">
      <style:text-properties fo:color="#d22b2b" style:text-position="super 58%" style:font-name="Arial1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45" style:family="text"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46" style:family="text">
      <style:text-properties fo:color="#000000" style:font-name="Segoe UI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7" style:family="text">
      <style:text-properties fo:color="#003d73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48" style:family="text">
      <style:text-properties fo:color="#003d73" style:font-name="Segoe UI Semibold" fo:font-size="32pt" fo:text-shadow="none" fo:font-weight="bold" style:font-size-asian="32pt" style:font-weight-asian="bold" style:font-size-complex="32pt" style:font-weight-complex="bold"/>
    </style:style>
    <style:style style:name="T49" style:family="text">
      <style:text-properties fo:color="#000000" style:font-name="Segoe UI Semibold" fo:font-size="36pt" fo:text-shadow="none" fo:font-weight="bold" style:font-size-asian="36pt" style:font-weight-asian="bold" style:font-size-complex="36pt" style:font-weight-complex="bold"/>
    </style:style>
    <style:style style:name="T50" style:family="text">
      <style:text-properties fo:color="#be3f3f" style:text-position="super 58%" style:font-name="Arial1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51" style:family="text">
      <style:text-properties fo:color="#003d73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52" style:family="text">
      <style:text-properties fo:color="#000000" style:font-name="Segoe UI Semibold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T53" style:family="text">
      <style:text-properties fo:color="#d22b2b" style:text-position="super 58%" style:font-name="Arial1" fo:font-size="36pt" fo:text-shadow="none" style:text-underline-style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54" style:family="text">
      <style:text-properties fo:color="#000000" style:text-position="super 58%" style:font-name="Segoe UI Semibold" fo:font-size="36pt" fo:text-shadow="none" style:text-underline-style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55" style:family="text"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T56" style:family="text">
      <style:text-properties fo:color="#ba131a" style:font-name="Arial1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57" style:family="text">
      <style:text-properties fo:color="#d22b2b" style:text-position="super 58%" style:font-name="Arial1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8" style:family="text">
      <style:text-properties style:font-name="Segoe UI Semibold" fo:font-size="20pt" style:text-underline-style="solid" style:text-underline-width="auto" style:text-underline-color="font-color" style:font-size-asian="20pt" style:font-size-complex="20pt"/>
    </style:style>
    <style:style style:name="T59" style:family="text">
      <style:text-properties style:font-name="Segoe UI Semibold" fo:font-size="20pt" style:text-underline-style="none" style:font-family-asian="'Times New Roman'" style:font-pitch-asian="variable" style:font-size-asian="20pt" style:language-asian="ar" style:country-asian="SA" style:font-size-complex="20pt"/>
    </style:style>
    <style:style style:name="T60" style:family="text">
      <style:text-properties style:font-name="Segoe UI Semibold" fo:font-size="20pt" fo:font-style="italic" style:text-underline-style="none" style:font-family-asian="'Times New Roman'" style:font-pitch-asian="variable" style:font-size-asian="20pt" style:language-asian="ar" style:country-asian="SA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2" presentation:presentation-page-layout-name="AL1T0">
        <office:forms form:automatic-focus="false" form:apply-design-mode="false"/>
        <draw:frame draw:style-name="gr1" draw:text-style-name="P2" draw:layer="layout" svg:width="19.05cm" svg:height="1.56cm" svg:x="4.318cm" svg:y="3.81cm">
          <draw:text-box>
            <text:p text:style-name="P1"><text:span text:style-name="T1">Sunday, <text:s/>______________</text:span><text:span text:style-name="T2">, 2019 – 8:00 A.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3" presentation:presentation-page-layout-name="AL1T0">
        <office:forms form:automatic-focus="false" form:apply-design-mode="false"/>
        <draw:frame draw:style-name="gr3" draw:text-style-name="P4" draw:layer="layout" svg:width="24.892cm" svg:height="7.67cm" svg:x="1.576cm" svg:y="0.473cm">
          <draw:text-box>
            <text:p text:style-name="P1"><text:span text:style-name="T3">Welcome to worship at Immanuel!</text:span></text:p>
            <text:p text:style-name="P1"><text:span text:style-name="T3">We hope you will grow in knowledge and faith</text:span></text:p>
            <text:p text:style-name="P1"><text:span text:style-name="T3">as you join us here today.</text:span></text:p>
            <text:p text:style-name="P1"><text:span text:style-name="T4"/></text:p>
            <text:p text:style-name="P1"><text:span text:style-name="T5">Worship will follow the </text:span><text:span text:style-name="T6">Order of Matins</text:span></text:p>
            <text:p text:style-name="P1"><text:span text:style-name="T5">found on page 219 in the hymnal and on the screens</text:span><text:span text:style-name="T7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4" presentation:presentation-page-layout-name="AL1T0">
        <office:forms form:automatic-focus="false" form:apply-design-mode="false"/>
        <draw:frame draw:style-name="gr4" draw:text-style-name="P5" draw:layer="layout" svg:width="25.654cm" svg:height="3.063cm" svg:x="1.175cm" svg:y="0.492cm">
          <draw:text-box>
            <text:p text:style-name="P1"><text:span text:style-name="T8">Hym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5">
        <office:forms form:automatic-focus="false" form:apply-design-mode="false"/>
        <draw:frame draw:style-name="gr5" draw:text-style-name="P9" draw:layer="layout" svg:width="25.654cm" svg:height="8.217cm" svg:x="1.27cm" svg:y="0.419cm">
          <draw:text-box>
            <text:p text:style-name="P7"><text:span text:style-name="T9">OPENING VERSICLES</text:span></text:p>
            <text:p text:style-name="P8"><text:span text:style-name="T10">L: O Lord, open my lips,</text:span></text:p>
            <text:p text:style-name="P8"><text:span text:style-name="T11">C: </text:span><text:span text:style-name="T12">♫</text:span><text:span text:style-name="T13"> </text:span><text:span text:style-name="T14">and my mouth will declare Your praise.</text:span></text:p>
            <text:p text:style-name="P8"><text:span text:style-name="T15">L: Make haste, O God, to deliver me;</text:span></text:p>
            <text:p text:style-name="P8"><text:span text:style-name="T11">C: </text:span><text:span text:style-name="T12">♫</text:span><text:span text:style-name="T16"> </text:span><text:span text:style-name="T17">make haste to help me, O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6">
        <office:forms form:automatic-focus="false" form:apply-design-mode="false"/>
        <draw:frame draw:style-name="gr6" draw:text-style-name="P11" draw:layer="layout" svg:width="25.654cm" svg:height="7.258cm" svg:x="1.098cm" svg:y="0.616cm">
          <draw:text-box>
            <text:p text:style-name="P10"><text:span text:style-name="T11">C:</text:span><text:span text:style-name="T18"> </text:span><text:span text:style-name="T12">♫</text:span><text:span text:style-name="T19"> </text:span><text:span text:style-name="T17">Glory be to the Father and to the Son </text:span></text:p>
            <text:p text:style-name="P10"><text:span text:style-name="T17">and to the Holy Spirit, </text:span></text:p>
            <text:p text:style-name="P10"><text:span text:style-name="T17">as it was in the beginning, </text:span></text:p>
            <text:p text:style-name="P10"><text:span text:style-name="T17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office:forms form:automatic-focus="false" form:apply-design-mode="false"/>
        <draw:frame draw:style-name="gr7" draw:text-style-name="P11" draw:layer="layout" svg:width="25.654cm" svg:height="7.766cm" svg:x="1.098cm" svg:y="0.616cm">
          <draw:text-box>
            <text:p text:style-name="P10"><text:span text:style-name="T11">C:</text:span><text:span text:style-name="T18"> </text:span><text:span text:style-name="T12">♫</text:span><text:span text:style-name="T19"> </text:span><text:span text:style-name="T17">Praise to You, O Christ, Al-le-lu-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office:forms form:automatic-focus="false" form:apply-design-mode="false"/>
        <draw:frame draw:style-name="gr8" draw:text-style-name="P16" draw:layer="layout" svg:width="24.638cm" svg:height="6.505cm" svg:x="1.778cm" svg:y="0.607cm">
          <draw:text-box>
            <text:p text:style-name="P13"><text:span text:style-name="T9">ANTIPHON</text:span></text:p>
            <text:p text:style-name="P14"><text:span text:style-name="T15">L: Blessed be God, the Father, the Son, and the </text:span></text:p>
            <text:p text:style-name="P14"><text:span text:style-name="T15"><text:s text:c="4"/></text:span><text:span text:style-name="T15">Holy Spirit.</text:span></text:p>
            <text:p text:style-name="P15"><text:span text:style-name="T20">C: </text:span><text:span text:style-name="T21">♫</text:span><text:span text:style-name="T22"> </text:span><text:span text:style-name="T23">O come, let us worship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office:forms form:automatic-focus="false" form:apply-design-mode="false"/>
        <draw:frame draw:style-name="gr9" draw:text-style-name="P19" draw:layer="layout" svg:width="25.908cm" svg:height="6.63cm" svg:x="1.016cm" svg:y="0.438cm">
          <draw:text-box>
            <text:p text:style-name="P7"><text:span text:style-name="T9">VENITE</text:span></text:p>
            <text:p text:style-name="P17"><text:span text:style-name="T11">C: </text:span><text:span text:style-name="T24">♫</text:span><text:span text:style-name="T25"> </text:span><text:span text:style-name="T17">O come, let us sing to the Lord, </text:span></text:p>
            <text:p text:style-name="P18"><text:span text:style-name="T17"><text:s text:c="2"/></text:span><text:span text:style-name="T17">let us make a joyful noise to the rock</text:span></text:p>
            <text:p text:style-name="P18"><text:span text:style-name="T17"><text:s text:c="2"/></text:span><text:span text:style-name="T17">of our salv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office:forms form:automatic-focus="false" form:apply-design-mode="false"/>
        <draw:frame draw:style-name="gr10" draw:text-style-name="P20" draw:layer="layout" svg:width="25.908cm" svg:height="7.011cm" svg:x="1.016cm" svg:y="0.713cm">
          <draw:text-box>
            <text:p text:style-name="P17"><text:span text:style-name="T24">♫</text:span><text:span text:style-name="T26"> </text:span><text:span text:style-name="T17">Let us come into His presence with <text:s/></text:span></text:p>
            <text:p text:style-name="P18"><text:span text:style-name="T17"><text:s text:c="3"/></text:span><text:span text:style-name="T17">thanksgiving, </text:span></text:p>
            <text:p text:style-name="P17"><text:span text:style-name="T17"><text:s text:c="3"/></text:span><text:span text:style-name="T17">let us make a joyful noise unto Him </text:span></text:p>
            <text:p text:style-name="P18"><text:span text:style-name="T17"><text:s text:c="3"/></text:span><text:span text:style-name="T17">with songs of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office:forms form:automatic-focus="false" form:apply-design-mode="false"/>
        <draw:frame draw:style-name="gr11" draw:text-style-name="P21" draw:layer="layout" svg:width="25.4cm" svg:height="10.01cm" svg:x="1.27cm" svg:y="0.557cm">
          <draw:text-box>
            <text:p text:style-name="P17"><text:span text:style-name="T27">♫</text:span><text:span text:style-name="T28"> </text:span><text:span text:style-name="T17">For the Lord is a great God </text:span></text:p>
            <text:p text:style-name="P17"><text:span text:style-name="T17"><text:s text:c="5"/></text:span><text:span text:style-name="T17">and a great king above all gods. </text:span></text:p>
            <text:p text:style-name="P17"><text:span text:style-name="T17"><text:s text:c="3"/></text:span><text:span text:style-name="T17">The deep places of the earth are in His <text:s text:c="7"/>hand; the strength of the hills is His </text:span></text:p>
            <text:p text:style-name="P17"><text:span text:style-name="T17"><text:s text:c="5"/></text:span><text:span text:style-name="T17">also.</text:span></text:p>
            <text:p text:style-name="P18"><text:span text:style-name="T2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office:forms form:automatic-focus="false" form:apply-design-mode="false"/>
        <draw:frame draw:style-name="gr12" draw:text-style-name="P22" draw:layer="layout" svg:width="25.4cm" svg:height="7.596cm" svg:x="1.27cm" svg:y="0.532cm">
          <draw:text-box>
            <text:p text:style-name="P17"><text:span text:style-name="T30">♫</text:span><text:span text:style-name="T31"> </text:span><text:span text:style-name="T17">The sea is His, for He made it, </text:span></text:p>
            <text:p text:style-name="P17"><text:span text:style-name="T17"><text:s text:c="5"/></text:span><text:span text:style-name="T17">and His hand formed the dry land.</text:span></text:p>
            <text:p text:style-name="P17"><text:span text:style-name="T17"><text:s text:c="3"/></text:span><text:span text:style-name="T17">O come, let us worship and bow down, </text:span></text:p>
            <text:p text:style-name="P17"><text:span text:style-name="T17"><text:s text:c="3"/></text:span><text:span text:style-name="T17">let us kneel before the Lord, our mak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2">
        <office:forms form:automatic-focus="false" form:apply-design-mode="false"/>
        <draw:frame draw:style-name="gr13" draw:text-style-name="P23" draw:layer="layout" svg:width="24.892cm" svg:height="5.321cm" svg:x="1.27cm" svg:y="0.762cm">
          <draw:text-box>
            <text:p text:style-name="P17"><text:span text:style-name="T30">♫</text:span><text:span text:style-name="T31"> </text:span><text:span text:style-name="T17">For He is our God,</text:span></text:p>
            <text:p text:style-name="P17"><text:span text:style-name="T17"><text:s text:c="3"/></text:span><text:span text:style-name="T17">and we are the people of His pasture </text:span></text:p>
            <text:p text:style-name="P17"><text:span text:style-name="T17"><text:s text:c="3"/></text:span><text:span text:style-name="T17">and the sheep of His h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3">
        <office:forms form:automatic-focus="false" form:apply-design-mode="false"/>
        <draw:frame draw:style-name="gr10" draw:text-style-name="P24" draw:layer="layout" svg:width="24.13cm" svg:height="7.011cm" svg:x="1.778cm" svg:y="0.656cm">
          <draw:text-box>
            <text:p text:style-name="P1"><text:span text:style-name="T32">♫</text:span><text:span text:style-name="T33"> </text:span><text:span text:style-name="T34">Glory be to the Father and to the Son</text:span></text:p>
            <text:p text:style-name="P1"><text:span text:style-name="T34">and to the Holy Spirit;</text:span></text:p>
            <text:p text:style-name="P1"><text:span text:style-name="T34">as it was in the beginning,</text:span></text:p>
            <text:p text:style-name="P1"><text:span text:style-name="T34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4">
        <office:forms form:automatic-focus="false" form:apply-design-mode="false"/>
        <draw:frame draw:style-name="gr14" draw:text-style-name="P25" draw:layer="layout" svg:width="24.638cm" svg:height="6.378cm" svg:x="1.545cm" svg:y="0.48cm">
          <draw:text-box>
            <text:p text:style-name="P7"><text:span text:style-name="T9">ANTIPHON</text:span></text:p>
            <text:p text:style-name="P8"><text:span text:style-name="T15">L: Blessed be God, the Father, the Son, and </text:span></text:p>
            <text:p text:style-name="P8"><text:span text:style-name="T15"><text:s text:c="5"/></text:span><text:span text:style-name="T15">the Holy Spirit.</text:span></text:p>
            <text:p text:style-name="P17"><text:span text:style-name="T20">C: </text:span><text:span text:style-name="T35">♫</text:span><text:span text:style-name="T36"> </text:span><text:span text:style-name="T23">O come, let us worship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15" presentation:presentation-page-layout-name="AL1T0">
        <office:forms form:automatic-focus="false" form:apply-design-mode="false"/>
        <draw:frame draw:style-name="gr15" draw:text-style-name="P27" draw:layer="layout" svg:width="25.146cm" svg:height="2.219cm" svg:x="1.524cm" svg:y="0.575cm">
          <draw:text-box>
            <text:p text:style-name="P26"><text:span text:style-name="T37">PSAL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16" presentation:presentation-page-layout-name="AL1T0">
        <office:forms form:automatic-focus="false" form:apply-design-mode="false"/>
        <draw:frame draw:style-name="gr4" draw:text-style-name="P28" draw:layer="layout" svg:width="25.146cm" svg:height="3.063cm" svg:x="1.524cm" svg:y="0.508cm">
          <draw:text-box>
            <text:p text:style-name="P26"><text:span text:style-name="T37">HYM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17" presentation:presentation-page-layout-name="AL1T0">
        <office:forms form:automatic-focus="false" form:apply-design-mode="false"/>
        <draw:frame draw:style-name="gr16" draw:text-style-name="P29" draw:layer="layout" svg:width="24.384cm" svg:height="2.286cm" svg:x="1.778cm" svg:y="0.508cm">
          <draw:text-box>
            <text:p text:style-name="P26"><text:span text:style-name="T37">OLD TESTA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18">
        <office:forms form:automatic-focus="false" form:apply-design-mode="false"/>
        <draw:frame draw:style-name="gr17" draw:text-style-name="P31" draw:layer="layout" svg:width="22.86cm" svg:height="3.444cm" svg:x="2.286cm" svg:y="0.62cm">
          <draw:text-box>
            <text:p text:style-name="P30"><text:span text:style-name="T38">L: O Lord, have mercy upon us.</text:span></text:p>
            <text:p text:style-name="P30"><text:span text:style-name="T39">C: </text:span><text:span text:style-name="T34">Thanks be to God.</text:span></text:p>
          </draw:text-box>
        </draw:frame>
        <draw:frame draw:style-name="gr18" draw:text-style-name="P32" draw:layer="layout" svg:width="1.524cm" svg:height="3.807cm" svg:x="17.526cm" svg:y="6.096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6" draw:master-page-name="Default19" presentation:presentation-page-layout-name="AL1T0">
        <office:forms form:automatic-focus="false" form:apply-design-mode="false"/>
        <draw:frame draw:style-name="gr19" draw:text-style-name="P33" draw:layer="layout" svg:width="24.13cm" svg:height="2.007cm" svg:x="2.011cm" svg:y="0.53cm">
          <draw:text-box>
            <text:p text:style-name="P26"><text:span text:style-name="T40">EPIST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7" draw:master-page-name="Default20">
        <office:forms form:automatic-focus="false" form:apply-design-mode="false"/>
        <draw:frame draw:style-name="gr17" draw:text-style-name="P31" draw:layer="layout" svg:width="22.86cm" svg:height="3.444cm" svg:x="2.286cm" svg:y="0.508cm">
          <draw:text-box>
            <text:p text:style-name="P30"><text:span text:style-name="T38">L: O Lord, have mercy upon us.</text:span></text:p>
            <text:p text:style-name="P30"><text:span text:style-name="T39">C: </text:span><text:span text:style-name="T34">Thanks be to God.</text:span></text:p>
          </draw:text-box>
        </draw:frame>
        <draw:frame draw:style-name="gr18" draw:text-style-name="P32" draw:layer="layout" svg:width="1.524cm" svg:height="3.807cm" svg:x="17.526cm" svg:y="6.096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21" presentation:presentation-page-layout-name="AL1T0">
        <office:forms form:automatic-focus="false" form:apply-design-mode="false"/>
        <draw:frame draw:style-name="gr20" draw:text-style-name="P29" draw:layer="layout" svg:width="25.654cm" svg:height="2.032cm" svg:x="1.27cm" svg:y="0.574cm">
          <draw:text-box>
            <text:p text:style-name="P26"><text:span text:style-name="T37">HOLY GOSP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8" draw:master-page-name="Default22">
        <office:forms form:automatic-focus="false" form:apply-design-mode="false"/>
        <draw:frame draw:style-name="gr21" draw:text-style-name="P31" draw:layer="layout" svg:width="22.86cm" svg:height="4.008cm" svg:x="2.099cm" svg:y="0.564cm">
          <draw:text-box>
            <text:p text:style-name="P30"><text:span text:style-name="T38">L: O Lord, have mercy upon us.</text:span></text:p>
            <text:p text:style-name="P30"><text:span text:style-name="T39">C: </text:span><text:span text:style-name="T34">Thanks be to God.</text:span></text:p>
          </draw:text-box>
        </draw:frame>
        <draw:frame draw:style-name="gr18" draw:text-style-name="P32" draw:layer="layout" svg:width="1.524cm" svg:height="3.807cm" svg:x="17.526cm" svg:y="6.096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23" presentation:presentation-page-layout-name="AL1T0">
        <office:forms form:automatic-focus="false" form:apply-design-mode="false"/>
        <draw:frame draw:style-name="gr20" draw:text-style-name="P35" draw:layer="layout" svg:width="24.892cm" svg:height="2.032cm" svg:x="1.524cm" svg:y="0.508cm">
          <draw:text-box>
            <text:p text:style-name="P34"><text:span text:style-name="T41">HYM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24" presentation:presentation-page-layout-name="AL1T0">
        <office:forms form:automatic-focus="false" form:apply-design-mode="false"/>
        <draw:frame draw:style-name="gr22" draw:text-style-name="P36" draw:layer="layout" svg:width="24.892cm" svg:height="2.418cm" svg:x="1.546cm" svg:y="0.508cm">
          <draw:text-box>
            <text:p text:style-name="P34"><text:span text:style-name="T41">SERM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25" presentation:presentation-page-layout-name="AL1T0">
        <office:forms form:automatic-focus="false" form:apply-design-mode="false"/>
        <draw:frame draw:style-name="gr16" draw:text-style-name="P37" draw:layer="layout" svg:width="24.892cm" svg:height="2.286cm" svg:x="1.524cm" svg:y="0.508cm">
          <draw:text-box>
            <text:p text:style-name="P26"><text:span text:style-name="T40">HYM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9" draw:master-page-name="Default26">
        <office:forms form:automatic-focus="false" form:apply-design-mode="false"/>
        <draw:frame draw:style-name="gr20" draw:text-style-name="P38" draw:layer="layout" svg:width="19.05cm" svg:height="2.032cm" svg:x="4.064cm" svg:y="0.508cm">
          <draw:text-box>
            <text:p text:style-name="P34"><text:span text:style-name="T42">WE GATHER OUR OFFER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27">
        <office:forms form:automatic-focus="false" form:apply-design-mode="false"/>
        <draw:frame draw:style-name="gr23" draw:text-style-name="P40" draw:layer="layout" svg:width="24.13cm" svg:height="7.032cm" svg:x="1.778cm" svg:y="0.584cm">
          <draw:text-box>
            <text:p text:style-name="P7"><text:span text:style-name="T37">KYRIE</text:span></text:p>
            <text:p text:style-name="P8"><text:span text:style-name="T43">C:</text:span><text:span text:style-name="T17"> </text:span><text:span text:style-name="T44">♫</text:span><text:span text:style-name="T25"> </text:span><text:span text:style-name="T17">Lord, have mercy;</text:span></text:p>
            <text:p text:style-name="P17"><text:span text:style-name="T17"><text:s text:c="7"/></text:span><text:span text:style-name="T17">Christ, have mercy;</text:span></text:p>
            <text:p text:style-name="P17"><text:span text:style-name="T17"><text:s text:c="7"/></text:span><text:span text:style-name="T17">Lord, have mercy.</text:span></text:p>
            <text:p text:style-name="P39"><text:span text:style-name="T4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28">
        <office:forms form:automatic-focus="false" form:apply-design-mode="false"/>
        <draw:frame draw:style-name="gr24" draw:text-style-name="P42" draw:layer="layout" svg:width="26.416cm" svg:height="5.334cm" svg:x="0.74cm" svg:y="0.508cm">
          <draw:text-box>
            <text:p text:style-name="P7"><text:span text:style-name="T9">LORD'S PRAYER</text:span></text:p>
            <text:p text:style-name="P41"><text:span text:style-name="T11">C: </text:span><text:span text:style-name="T17">Our Father who art in heaven,</text:span></text:p>
            <text:p text:style-name="P7"><text:span text:style-name="T17">hallowed be Thy na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28">
        <office:forms form:automatic-focus="false" form:apply-design-mode="false"/>
        <draw:frame draw:style-name="gr25" draw:text-style-name="P42" draw:layer="layout" svg:width="26.416cm" svg:height="5.853cm" svg:x="0.782cm" svg:y="0.603cm">
          <draw:text-box>
            <text:p text:style-name="P7"><text:span text:style-name="T17">Thy kingdom come,</text:span></text:p>
            <text:p text:style-name="P7"><text:span text:style-name="T17">Thy will be done</text:span></text:p>
            <text:p text:style-name="P7"><text:span text:style-name="T17">on earth as it is in heave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29">
        <office:forms form:automatic-focus="false" form:apply-design-mode="false"/>
        <draw:frame draw:style-name="gr10" draw:text-style-name="P43" draw:layer="layout" svg:width="25.146cm" svg:height="7.011cm" svg:x="1.524cm" svg:y="0.508cm">
          <draw:text-box>
            <text:p text:style-name="P7"><text:span text:style-name="T17">give us this day our daily bread;</text:span></text:p>
            <text:p text:style-name="P7"><text:span text:style-name="T17">and forgive us our trespasses</text:span></text:p>
            <text:p text:style-name="P7"><text:span text:style-name="T17">as we forgive those</text:span></text:p>
            <text:p text:style-name="P7"><text:span text:style-name="T17">who trespass against u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30">
        <office:forms form:automatic-focus="false" form:apply-design-mode="false"/>
        <draw:frame draw:style-name="gr26" draw:text-style-name="P43" draw:layer="layout" svg:width="23.622cm" svg:height="4.166cm" svg:x="2.032cm" svg:y="0.508cm">
          <draw:text-box>
            <text:p text:style-name="P7"><text:span text:style-name="T17">and lead us not into temptation,</text:span></text:p>
            <text:p text:style-name="P7"><text:span text:style-name="T17">but deliver us from ev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30">
        <office:forms form:automatic-focus="false" form:apply-design-mode="false"/>
        <draw:frame draw:style-name="gr27" draw:text-style-name="P43" draw:layer="layout" svg:width="23.622cm" svg:height="7.554cm" svg:x="2.032cm" svg:y="0.508cm">
          <draw:text-box>
            <text:p text:style-name="P7"><text:span text:style-name="T17">For Thine is the kingdom</text:span></text:p>
            <text:p text:style-name="P7"><text:span text:style-name="T17">and the power </text:span></text:p>
            <text:p text:style-name="P7"><text:span text:style-name="T17">and the glory forever and ever. </text:span></text:p>
            <text:p text:style-name="P7"><text:span text:style-name="T17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31">
        <office:forms form:automatic-focus="false" form:apply-design-mode="false"/>
        <draw:frame draw:style-name="gr28" draw:text-style-name="P46" draw:layer="layout" svg:width="25.146cm" svg:height="7.946cm" svg:x="1.524cm" svg:y="0.508cm">
          <draw:text-box>
            <text:p text:style-name="P44"><text:span text:style-name="T46">COLLECTS</text:span></text:p>
            <text:p text:style-name="P45"><text:span text:style-name="T47">L: O Lord, hear <text:s text:c="17"/>P: The Lord be </text:span></text:p>
            <text:p text:style-name="P45"><text:span text:style-name="T47"><text:s text:c="4"/></text:span><text:span text:style-name="T47">my prayer. </text:span><text:span text:style-name="T48"><text:s text:c="28"/></text:span><text:span text:style-name="T47"><text:s/>with you.</text:span></text:p>
            <text:p text:style-name="P45"><text:span text:style-name="T49">C:</text:span><text:span text:style-name="T34"> </text:span><text:span text:style-name="T50">♫</text:span><text:span text:style-name="T25"> </text:span><text:span text:style-name="T34">And let my cry <text:s text:c="4"/></text:span><text:span text:style-name="T49">C:</text:span><text:span text:style-name="T34"> </text:span><text:span text:style-name="T50">♫</text:span><text:span text:style-name="T16"> </text:span><text:span text:style-name="T34">And with </text:span></text:p>
            <text:p text:style-name="P45"><text:span text:style-name="T34"><text:s text:c="4"/></text:span><text:span text:style-name="T34">come to You. <text:s text:c="14"/>your spirit.</text:span></text:p>
          </draw:text-box>
        </draw:frame>
        <draw:line draw:style-name="gr29" draw:text-style-name="P47" draw:layer="layout" svg:x1="13.97cm" svg:y1="2.54cm" svg:x2="13.97cm" svg:y2="8.128cm">
          <text:p/>
        </draw:line>
        <draw:line draw:style-name="gr30" draw:text-style-name="P47" draw:layer="layout" svg:x1="14.097cm" svg:y1="2.66cm" svg:x2="14.097cm" svg:y2="8.248cm">
          <text:p/>
        </draw:lin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32">
        <office:forms form:automatic-focus="false" form:apply-design-mode="false"/>
        <draw:frame draw:style-name="gr31" draw:text-style-name="P49" draw:layer="layout" svg:width="19.05cm" svg:height="2.132cm" svg:x="4.667cm" svg:y="0.508cm">
          <draw:text-box>
            <text:p text:style-name="P48"><text:span text:style-name="T42">COLLECT OF THE D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33">
        <office:forms form:automatic-focus="false" form:apply-design-mode="false"/>
        <draw:frame draw:style-name="gr32" draw:text-style-name="P50" draw:layer="layout" svg:width="24.638cm" svg:height="6.256cm" svg:x="1.778cm" svg:y="0.518cm">
          <draw:text-box>
            <text:p text:style-name="P44"><text:span text:style-name="T42">COLLECT FOR GRACE</text:span></text:p>
            <text:p text:style-name="P45"><text:span text:style-name="T51">L: O Lord, our heavenly Father, almighty…</text:span></text:p>
            <text:p text:style-name="P45"><text:span text:style-name="T51"><text:s text:c="30"/></text:span><text:span text:style-name="T51">...one God, now and forever.</text:span></text:p>
            <text:p text:style-name="P45"><text:span text:style-name="T52">C: </text:span><text:span text:style-name="T53">♫</text:span><text:span text:style-name="T54"> </text:span><text:span text:style-name="T55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34">
        <office:forms form:automatic-focus="false" form:apply-design-mode="false"/>
        <draw:frame draw:style-name="gr33" draw:text-style-name="P51" draw:layer="layout" svg:width="23.876cm" svg:height="4.753cm" svg:x="2.095cm" svg:y="0.462cm">
          <draw:text-box>
            <text:p text:style-name="P7"><text:span text:style-name="T37">BENEDICAMUS</text:span></text:p>
            <text:p text:style-name="P8"><text:span text:style-name="T15">L: Let us bless the Lord.</text:span></text:p>
            <text:p text:style-name="P39"><text:span text:style-name="T11">C: </text:span><text:span text:style-name="T17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35">
        <office:forms form:automatic-focus="false" form:apply-design-mode="false"/>
        <draw:frame draw:style-name="gr34" draw:text-style-name="P52" draw:layer="layout" svg:width="24.892cm" svg:height="7.759cm" svg:x="1.517cm" svg:y="0.544cm">
          <draw:text-box>
            <text:p text:style-name="P7"><text:span text:style-name="T37">BENEDICTION</text:span></text:p>
            <text:p text:style-name="P8"><text:span text:style-name="T15">P: The grace of our Lord </text:span><text:span text:style-name="T56">+</text:span><text:span text:style-name="T15"> Jesus Christ and the <text:s text:c="2"/></text:span></text:p>
            <text:p text:style-name="P8"><text:span text:style-name="T15"><text:s text:c="4"/></text:span><text:span text:style-name="T15">love of God and the communion of the Holy <text:s/></text:span></text:p>
            <text:p text:style-name="P8"><text:span text:style-name="T15"><text:s text:c="4"/></text:span><text:span text:style-name="T15">Spirit be with you all.</text:span></text:p>
            <text:p text:style-name="P17"><text:span text:style-name="T11">C: </text:span><text:span text:style-name="T57">♫ </text:span><text:span text:style-name="T17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1_5f_" presentation:presentation-page-layout-name="AL1T0">
        <office:forms form:automatic-focus="false" form:apply-design-mode="false"/>
        <draw:frame draw:style-name="gr35" draw:text-style-name="P54" draw:layer="layout" svg:width="24.384cm" svg:height="10.591cm" svg:x="1.778cm" svg:y="0.762cm">
          <draw:text-box>
            <text:p text:style-name="P53"><text:span text:style-name="T58">ACKNOWLEDGMENTS</text:span></text:p>
            <text:p text:style-name="P1"><text:span text:style-name="T59">Creative Worship for the Lutheran Parish, Series C, Quarter 1.</text:span></text:p>
            <text:p text:style-name="P1"><text:span text:style-name="T59">Copyright © 2018 Concordia Publishing House.</text:span></text:p>
            <text:p text:style-name="P1"><text:span text:style-name="T59">All rights reserved. Used by permission.</text:span></text:p>
            <text:p text:style-name="P1"><text:span text:style-name="T59"/></text:p>
            <text:p text:style-name="P1"><text:span text:style-name="T59">Unless otherwise indicated,</text:span></text:p>
            <text:p text:style-name="P1"><text:span text:style-name="T59">all scripture quotations are from </text:span><text:span text:style-name="T60">The Holy Bible, English Standard Version</text:span><text:span text:style-name="T59">, copyright © 2001 by Crossway Bibles, a division of Good News Publishers. Used by permission. All rights reserved.</text:span></text:p>
            <text:p text:style-name="P1"><text:span text:style-name="T59"/></text:p>
            <text:p text:style-name="P1"><text:span text:style-name="T59">Created by Lutheran Service Builder © 2006 Concordia Publishing House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37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2" svg:font-family="'Segoe UI'" style:font-adornments="Regular"/>
    <style:font-face style:name="Arial2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4" draw:display-name="Bitmap 34" xlink:href="Pictures/1000000000000600000003606B332E6CEF1541E5.bmp" xlink:type="simple" xlink:show="embed" xlink:actuate="onLoad"/>
    <draw:fill-image draw:name="Bitmap_20_35" draw:display-name="Bitmap 35" xlink:href="Pictures/1000000000000600000003606B332E6CEF1541E5.bmp" xlink:type="simple" xlink:show="embed" xlink:actuate="onLoad"/>
    <draw:fill-image draw:name="Bitmap_20_36" draw:display-name="Bitmap 36" xlink:href="Pictures/1000000000000600000003606B332E6CEF1541E5.bmp" xlink:type="simple" xlink:show="embed" xlink:actuate="onLoad"/>
    <draw:fill-image draw:name="Bitmap_20_37" draw:display-name="Bitmap 37" xlink:href="Pictures/1000000000000600000003606B332E6CEF1541E5.bmp" xlink:type="simple" xlink:show="embed" xlink:actuate="onLoad"/>
    <draw:fill-image draw:name="Bitmap_20_39" draw:display-name="Bitmap 39" xlink:href="Pictures/10000000000004880000028D257B9C4997F2BB3B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ins_25_20Template1-background" style:display-name="Matins%20Template1-background" style:family="presentation">
      <style:graphic-properties draw:stroke="none" draw:fill="bitmap" draw:fill-image-name="Bitmap_20_39" style:repeat="stretch"/>
      <style:text-properties style:letter-kerning="true"/>
    </style:style>
    <style:style style:name="Matins_25_20Template1-backgroundobjects" style:display-name="Matins%20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ins_25_20Template1-notes" style:display-name="Matins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tins_25_20Template1-outline1" style:display-name="Matins%20Template1-outline1" style:family="presentation">
      <style:graphic-properties draw:stroke="none" draw:fill="none" draw:auto-grow-height="false" draw:fit-to-size="shrink-to-fit" style:shrink-to-fit="true">
        <text:list-style style:name="Matins_25_20Template1-outline1" style:display-name="Matins%20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ins_25_20Template1-outline2" style:display-name="Matins%20Template1-outline2" style:family="presentation" style:parent-style-name="Matins_25_20Template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tins_25_20Template1-outline3" style:display-name="Matins%20Template1-outline3" style:family="presentation" style:parent-style-name="Matins_25_20Template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tins_25_20Template1-outline4" style:display-name="Matins%20Template1-outline4" style:family="presentation" style:parent-style-name="Matins_25_20Template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tins_25_20Template1-outline5" style:display-name="Matins%20Template1-outline5" style:family="presentation" style:parent-style-name="Matins_25_20Template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ins_25_20Template1-outline6" style:display-name="Matins%20Template1-outline6" style:family="presentation" style:parent-style-name="Matins_25_20Template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ins_25_20Template1-outline7" style:display-name="Matins%20Template1-outline7" style:family="presentation" style:parent-style-name="Matins_25_20Template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ins_25_20Template1-outline8" style:display-name="Matins%20Template1-outline8" style:family="presentation" style:parent-style-name="Matins_25_20Template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ins_25_20Template1-outline9" style:display-name="Matins%20Template1-outline9" style:family="presentation" style:parent-style-name="Matins_25_20Template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tins_25_20Template1-subtitle" style:display-name="Matins%20Template1-subtitle" style:family="presentation">
      <style:graphic-properties draw:stroke="none" draw:fill="none" draw:textarea-vertical-align="middle">
        <text:list-style style:name="Matins_25_20Template1-subtitle" style:display-name="Matins%20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ins_25_20Template1-title" style:display-name="Matins%20Template1-title" style:family="presentation">
      <style:graphic-properties draw:stroke="none" draw:fill="none" draw:textarea-vertical-align="middle">
        <text:list-style style:name="Matins_25_20Template1-title" style:display-name="Matins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_5f_-background" style:display-name="Default1_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_5f_-backgroundobjects" style:display-name="Default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_5f_-notes" style:display-name="Default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_5f_-outline1" style:display-name="Default1_-outline1" style:family="presentation">
      <style:graphic-properties draw:stroke="none" draw:fill="none" draw:auto-grow-height="false" draw:fit-to-size="shrink-to-fit" style:shrink-to-fit="true">
        <text:list-style style:name="Default1_5f_-outline1" style:display-name="Default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_5f_-outline2" style:display-name="Default1_-outline2" style:family="presentation" style:parent-style-name="Default1_5f_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_5f_-outline3" style:display-name="Default1_-outline3" style:family="presentation" style:parent-style-name="Default1_5f_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_5f_-outline4" style:display-name="Default1_-outline4" style:family="presentation" style:parent-style-name="Default1_5f_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_5f_-outline5" style:display-name="Default1_-outline5" style:family="presentation" style:parent-style-name="Default1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6" style:display-name="Default1_-outline6" style:family="presentation" style:parent-style-name="Default1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7" style:display-name="Default1_-outline7" style:family="presentation" style:parent-style-name="Default1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8" style:display-name="Default1_-outline8" style:family="presentation" style:parent-style-name="Default1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outline9" style:display-name="Default1_-outline9" style:family="presentation" style:parent-style-name="Default1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_5f_-subtitle" style:display-name="Default1_-subtitle" style:family="presentation">
      <style:graphic-properties draw:stroke="none" draw:fill="none" draw:textarea-vertical-align="middle">
        <text:list-style style:name="Default1_5f_-subtitle" style:display-name="Default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_5f_-title" style:display-name="Default1_-title" style:family="presentation">
      <style:graphic-properties draw:stroke="none" draw:fill="none" draw:textarea-vertical-align="middle">
        <text:list-style style:name="Default1_5f_-title" style:display-name="Default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39" style:repeat="stretch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tins_25_20Templat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Matins_25_20Template1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tins_25_20Template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1_5f_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1_5f_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1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tins_25_20Template1" style:display-name="Matins%20Template1" style:page-layout-name="PM1" draw:style-name="Mdp2">
      <draw:frame presentation:style-name="Matins_25_20Template1-title" draw:layer="backgroundobjects" svg:width="25.199cm" svg:height="2.63cm" svg:x="1.4cm" svg:y="0.627cm" presentation:class="title" presentation:placeholder="true">
        <draw:text-box/>
      </draw:frame>
      <draw:frame presentation:style-name="Matins_25_20Template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atins_25_20Template1-title" draw:layer="backgroundobjects" svg:width="13.968cm" svg:height="10.476cm" svg:x="3.81cm" svg:y="2.123cm" presentation:class="page"/>
        <draw:frame presentation:style-name="Matins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3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3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3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3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3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3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3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3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3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3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3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3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3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3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3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3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3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3"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3"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3"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3"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3"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3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3"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3"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3"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3"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3"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3"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3"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3"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3"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3"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3"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3"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3"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_5f_" style:display-name="Default1_" style:page-layout-name="PM1" draw:style-name="Mdp3">
      <draw:frame presentation:style-name="Default1_5f_-title" draw:layer="backgroundobjects" svg:width="25.199cm" svg:height="2.63cm" svg:x="1.4cm" svg:y="0.627cm" presentation:class="title" presentation:placeholder="true">
        <draw:text-box/>
      </draw:frame>
      <draw:frame presentation:style-name="Default1_5f_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_5f_-title" draw:layer="backgroundobjects" svg:width="13.968cm" svg:height="10.476cm" svg:x="3.81cm" svg:y="2.123cm" presentation:class="page"/>
        <draw:frame presentation:style-name="Default1_5f_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2T22:24:37.29</meta:creation-date>
    <dc:date>2019-01-27T22:45:46.122000000</dc:date>
    <meta:editing-duration>PT6H1M39S</meta:editing-duration>
    <meta:editing-cycles>76</meta:editing-cycles>
    <meta:generator>LibreOffice/6.1.3.2$Windows_X86_64 LibreOffice_project/86daf60bf00efa86ad547e59e09d6bb77c699acb</meta:generator>
    <meta:document-statistic meta:object-count="619"/>
  </office:meta>
</office:document-meta>
</file>